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4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table:number-columns-spanned="3" table:number-rows-spanned="1">
            <text:p>Versuch: Kapillarität &amp; Viskositä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Praktikanten: Timo Janßen, Tom Groß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>
            <text:p>Kapillardurchmesse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nks[mm]</text:p>
          </table:table-cell>
          <table:table-cell office:value-type="string">
            <text:p>rechts[mm]</text:p>
          </table:table-cell>
          <table:table-cell office:value-type="string">
            <text:p>Fehler: 0.01mm</text:p>
          </table:table-cell>
          <table:table-cell/>
          <table:table-cell office:value-type="string">
            <text:p>Länge[mm]</text:p>
          </table:table-cell>
          <table:table-cell office:value-type="string">
            <text:p>Fehler:0.5mm</text:p>
          </table:table-cell>
        </table:table-row>
        <table:table-row table:style-name="ro1">
          <table:table-cell office:value-type="string">
            <text:p>grün</text:p>
          </table:table-cell>
          <table:table-cell office:value-type="float" office:value="26.73">
            <text:p>26.73</text:p>
          </table:table-cell>
          <table:table-cell office:value-type="float" office:value="24.99">
            <text:p>24.99</text:p>
          </table:table-cell>
          <table:table-cell table:number-columns-repeated="2"/>
          <table:table-cell office:value-type="float" office:value="255">
            <text:p>255</text:p>
          </table:table-cell>
          <table:table-cell/>
        </table:table-row>
        <table:table-row table:style-name="ro1">
          <table:table-cell/>
          <table:table-cell office:value-type="float" office:value="26.76">
            <text:p>26.76</text:p>
          </table:table-cell>
          <table:table-cell office:value-type="float" office:value="24.94">
            <text:p>24.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69">
            <text:p>26.69</text:p>
          </table:table-cell>
          <table:table-cell office:value-type="float" office:value="24.96">
            <text:p>24.9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lau</text:p>
          </table:table-cell>
          <table:table-cell office:value-type="float" office:value="26.43">
            <text:p>26.43</text:p>
          </table:table-cell>
          <table:table-cell office:value-type="float" office:value="25.21">
            <text:p>25.2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</table:table-row>
        <table:table-row table:style-name="ro1">
          <table:table-cell/>
          <table:table-cell office:value-type="float" office:value="26.39">
            <text:p>26.39</text:p>
          </table:table-cell>
          <table:table-cell office:value-type="float" office:value="25.19">
            <text:p>25.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38">
            <text:p>26.38</text:p>
          </table:table-cell>
          <table:table-cell office:value-type="float" office:value="25.19">
            <text:p>25.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ot</text:p>
          </table:table-cell>
          <table:table-cell office:value-type="float" office:value="26.17">
            <text:p>26.17</text:p>
          </table:table-cell>
          <table:table-cell office:value-type="float" office:value="25.32">
            <text:p>25.32</text:p>
          </table:table-cell>
          <table:table-cell table:number-columns-repeated="2"/>
          <table:table-cell office:value-type="float" office:value="258">
            <text:p>258</text:p>
          </table:table-cell>
          <table:table-cell/>
        </table:table-row>
        <table:table-row table:style-name="ro1">
          <table:table-cell/>
          <table:table-cell office:value-type="float" office:value="26.15">
            <text:p>26.15</text:p>
          </table:table-cell>
          <table:table-cell office:value-type="float" office:value="25.33">
            <text:p>25.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14">
            <text:p>26.14</text:p>
          </table:table-cell>
          <table:table-cell office:value-type="float" office:value="25.33">
            <text:p>25.33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teighöh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rün[mm]</text:p>
          </table:table-cell>
          <table:table-cell office:value-type="string">
            <text:p>rot[mm]</text:p>
          </table:table-cell>
          <table:table-cell office:value-type="string">
            <text:p>blau[mm]</text:p>
          </table:table-cell>
          <table:table-cell/>
          <table:table-cell office:value-type="string">
            <text:p>Fehler: 0.5mm</text:p>
          </table:table-cell>
          <table:table-cell/>
        </table:table-row>
        <table:table-row table:style-name="ro1">
          <table:table-cell office:value-type="string">
            <text:p>dest.Wasser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office:value-type="float" office:value="33">
            <text:p>33</text:p>
          </table:table-cell>
          <table:table-cell table:style-name="ce2"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7">
            <text:p>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thol-alkoho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Äthylenglykol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ohrsche Waag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est.Wasser</text:p>
          </table:table-cell>
          <table:table-cell office:value-type="string">
            <text:p>9 : 5000mg</text:p>
          </table:table-cell>
          <table:table-cell office:value-type="string">
            <text:p>8 : 500mg</text:p>
          </table:table-cell>
          <table:table-cell office:value-type="string">
            <text:p>2 : 500m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thol-alkohol</text:p>
          </table:table-cell>
          <table:table-cell office:value-type="string">
            <text:p>8 : 5000mg</text:p>
          </table:table-cell>
          <table:table-cell office:value-type="string">
            <text:p>6 : 50mg</text:p>
          </table:table-cell>
          <table:table-cell office:value-type="string">
            <text:p>2 : 500m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Äthylenglykol</text:p>
          </table:table-cell>
          <table:table-cell office:value-type="string">
            <text:p>9 : 5000mg</text:p>
          </table:table-cell>
          <table:table-cell office:value-type="string">
            <text:p>1 : 5000mg</text:p>
          </table:table-cell>
          <table:table-cell office:value-type="string">
            <text:p>3 : 100mg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usflussze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nendurchmesser</text:p>
          </table:table-cell>
          <table:table-cell office:value-type="string">
            <text:p>d=22mm</text:p>
          </table:table-cell>
          <table:table-cell office:value-type="string">
            <text:p>T=24°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lau</text:p>
          </table:table-cell>
          <table:table-cell table:style-name="ce4" office:value-type="time" office:time-value="PT00H00M22.76S">
            <text:p>00:22.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rün</text:p>
          </table:table-cell>
          <table:table-cell table:style-name="ce4" office:value-type="time" office:time-value="PT00H00M05.98S">
            <text:p>00:05.9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ot</text:p>
          </table:table-cell>
          <table:table-cell table:style-name="ce4" office:value-type="time" office:time-value="PT00H01M09.74S">
            <text:p>01:09.7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uslau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ot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style-name="ce4" office:value-type="time" office:time-value="PT00H01M10.96S">
            <text:p>01:10.9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style-name="ce4" office:value-type="time" office:time-value="PT00H02M30.32S">
            <text:p>02:30.32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style-name="ce4" office:value-type="time" office:time-value="PT00H04M00.02S">
            <text:p>04:00.0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time" office:time-value="PT00H05M43.74S">
            <text:p>05:43.7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time" office:time-value="PT00H07M47.55S">
            <text:p>07:47.5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time" office:time-value="PT00H10M21.57S">
            <text:p>10:21.57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time" office:time-value="PT00H13M46.23S">
            <text:p>13:46.2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00H18M48.92S">
            <text:p>18:48.92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00H21M43.63S">
            <text:p>21:43.6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6/03/2013</text:date>, <text:time>17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yc3r </meta:initial-creator>
    <meta:creation-date>2013-06-03T15:23:02</meta:creation-date>
    <dc:date>2013-06-03T17:22:13</dc:date>
    <dc:creator>cyc3r </dc:creator>
    <meta:editing-duration>PT01H59M13S</meta:editing-duration>
    <meta:editing-cycles>12</meta:editing-cycles>
    <meta:generator>OpenOffice.org/3.2$Linux OpenOffice.org_project/320m12$Build-9483</meta:generator>
    <meta:document-statistic meta:table-count="3" meta:cell-count="112" meta:object-count="0"/>
  </office:meta>
</office:document-meta>
</file>